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da60" officeooo:paragraph-rsid="000bda60"/>
    </style:style>
    <style:style style:name="P2" style:family="paragraph" style:parent-style-name="Standard">
      <style:text-properties officeooo:rsid="000ea2e7" officeooo:paragraph-rsid="000ea2e7"/>
    </style:style>
    <style:style style:name="P3" style:family="paragraph" style:parent-style-name="Standard">
      <style:text-properties officeooo:rsid="00111772" officeooo:paragraph-rsid="00111772"/>
    </style:style>
    <style:style style:name="P4" style:family="paragraph" style:parent-style-name="Standard">
      <style:paragraph-properties fo:text-align="center" style:justify-single-word="false"/>
      <style:text-properties style:text-position="0% 100%" style:font-name="Liberation Serif" fo:font-style="normal" officeooo:rsid="000bda60" officeooo:paragraph-rsid="000bda60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Liberation Serif" fo:font-style="normal" officeooo:rsid="000bda60" officeooo:paragraph-rsid="000ea2e7" style:font-style-asian="normal" style:font-style-complex="normal"/>
    </style:style>
    <style:style style:name="P6" style:family="paragraph" style:parent-style-name="Standard">
      <style:text-properties style:text-position="0% 100%" style:font-name="Liberation Serif" fo:font-style="normal" officeooo:rsid="000bda60" officeooo:paragraph-rsid="000bda60" style:font-style-asian="normal" style:font-style-complex="normal"/>
    </style:style>
    <style:style style:name="P7" style:family="paragraph" style:parent-style-name="Standard">
      <style:text-properties style:text-position="0% 100%" style:font-name="Liberation Serif" fo:font-style="normal" officeooo:rsid="00111772" officeooo:paragraph-rsid="00111772" style:font-style-asian="normal" style:font-style-complex="normal"/>
    </style:style>
    <style:style style:name="T1" style:family="text">
      <style:text-properties style:font-name="Liberation Serif1"/>
    </style:style>
    <style:style style:name="T2" style:family="text">
      <style:text-properties style:text-position="sub 58%" style:font-name="Liberation Serif"/>
    </style:style>
    <style:style style:name="T3" style:family="text">
      <style:text-properties style:text-position="sub 58%" style:font-name="Liberation Serif" fo:font-style="normal" style:font-style-asian="normal" style:font-style-complex="normal"/>
    </style:style>
    <style:style style:name="T4" style:family="text">
      <style:text-properties style:text-position="0% 100%" style:font-name="Liberation Serif"/>
    </style:style>
    <style:style style:name="T5" style:family="text">
      <style:text-properties style:text-position="0% 100%" style:font-name="Liberation Serif" fo:font-style="italic" style:font-style-asian="italic" style:font-style-complex="italic"/>
    </style:style>
    <style:style style:name="T6" style:family="text">
      <style:text-properties style:text-position="0% 100%" style:font-name="Liberation Serif" fo:font-style="italic" officeooo:rsid="000bda60" style:font-style-asian="italic" style:font-style-complex="italic"/>
    </style:style>
    <style:style style:name="T7" style:family="text">
      <style:text-properties style:text-position="0% 100%" style:font-name="Liberation Serif" fo:font-style="italic" officeooo:rsid="001059f4" style:font-style-asian="italic" style:font-style-complex="italic"/>
    </style:style>
    <style:style style:name="T8" style:family="text">
      <style:text-properties style:text-position="0% 100%" style:font-name="Liberation Serif" fo:font-style="italic" style:font-name-asian="Noto Sans CJK SC Regular" style:font-style-asian="italic" style:font-name-complex="Noto Sans" style:font-style-complex="italic"/>
    </style:style>
    <style:style style:name="T9" style:family="text">
      <style:text-properties style:text-position="0% 100%" style:font-name="Liberation Serif" fo:font-style="italic" officeooo:rsid="000bda60" style:font-name-asian="Noto Sans CJK SC Regular" style:font-style-asian="italic" style:font-name-complex="Noto Sans" style:font-style-complex="italic"/>
    </style:style>
    <style:style style:name="T10" style:family="text">
      <style:text-properties style:text-position="0% 100%" style:font-name="Liberation Serif" fo:font-style="normal" style:font-style-asian="normal" style:font-style-complex="normal"/>
    </style:style>
    <style:style style:name="T11" style:family="text">
      <style:text-properties style:text-position="0% 100%" style:font-name="Liberation Serif" fo:font-style="normal" officeooo:rsid="000ea2e7" style:font-style-asian="normal" style:font-style-complex="normal"/>
    </style:style>
    <style:style style:name="T12" style:family="text">
      <style:text-properties style:text-position="0% 100%" style:font-name="Liberation Serif" fo:font-style="normal" officeooo:rsid="000bda60" style:font-style-asian="normal" style:font-style-complex="normal"/>
    </style:style>
    <style:style style:name="T13" style:family="text">
      <style:text-properties style:text-position="0% 100%" style:font-name="Liberation Serif" fo:font-style="normal" officeooo:rsid="001059f4" style:font-style-asian="normal" style:font-style-complex="normal"/>
    </style:style>
    <style:style style:name="T14" style:family="text">
      <style:text-properties style:text-position="0% 100%" style:font-name="Liberation Serif" fo:font-style="normal" officeooo:rsid="00111772" style:font-style-asian="normal" style:font-style-complex="normal"/>
    </style:style>
    <style:style style:name="T15" style:family="text">
      <style:text-properties style:text-position="0% 100%" style:font-name="Liberation Serif1" fo:font-style="italic" style:font-name-asian="Liberation Serif1" style:font-style-asian="italic" style:font-name-complex="Liberation Serif1" style:font-style-complex="italic"/>
    </style:style>
    <style:style style:name="T16" style:family="text">
      <style:text-properties style:text-position="0% 100%" style:font-name="Liberation Serif1" fo:font-style="italic" officeooo:rsid="000bda60" style:font-name-asian="Liberation Serif1" style:font-style-asian="italic" style:font-name-complex="Liberation Serif1" style:font-style-complex="italic"/>
    </style:style>
    <style:style style:name="T17" style:family="text">
      <style:text-properties style:text-position="super 58%" style:font-name="Liberation Serif" fo:font-style="normal" style:font-style-asian="normal" style:font-style-complex="normal"/>
    </style:style>
    <style:style style:name="T18" style:family="text">
      <style:text-properties officeooo:rsid="00128e8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Χ</text:span><text:span text:style-name="T2">1</text:span><text:span text:style-name="T4">: Demonstrate that if </text:span><text:span text:style-name="T5">p </text:span><text:span text:style-name="T15">≡</text:span><text:span text:style-name="T8"> 1 mod 4</text:span><text:span text:style-name="T4">, then </text:span><text:span text:style-name="T4"><draw:frame draw:style-name="fr1" draw:name="Object1" text:anchor-type="as-char" svg:y="-0.2846in" svg:width="0.5835in" svg:height="0.320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will generate two square roots {</text:span><text:span text:style-name="T5">r, -r </text:span><text:span text:style-name="T10">}. <text:s/>We will validate this by squaring both sides and discover that </text:span><text:span text:style-name="T5">r</text:span><text:span text:style-name="T17"> </text:span><text:span text:style-name="T10">equals the </text:span><text:span text:style-name="T11">square root of a</text:span><text:span text:style-name="T10">.</text:span></text:p>
      <text:p text:style-name="P4"><draw:frame draw:style-name="fr1" draw:name="Object2" text:anchor-type="as-char" svg:y="-0.7457in" svg:width="2.5839in" svg:height="1.431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2"><text:span text:style-name="T10">X</text:span><text:span text:style-name="T3">2</text:span><text:span text:style-name="T10">: </text:span><text:span text:style-name="T12">Demonstrate that if </text:span><text:span text:style-name="T6">p </text:span><text:span text:style-name="T16">≡</text:span><text:span text:style-name="T9"> </text:span><text:span text:style-name="T8">5</text:span><text:span text:style-name="T9"> mod </text:span><text:span text:style-name="T8">8</text:span><text:span text:style-name="T12">, </text:span><text:span text:style-name="T12"><draw:frame draw:style-name="fr1" draw:name="Object4" text:anchor-type="as-char" svg:y="-0.2846in" svg:width="1.0193in" svg:height="0.320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2">will generate two square roots </text:span><text:span text:style-name="T13">of a, </text:span><text:span text:style-name="T12">{</text:span><text:span text:style-name="T6">r, -r </text:span><text:span text:style-name="T12">} </text:span><text:span text:style-name="T10">when </text:span><text:span text:style-name="T10"><draw:frame draw:style-name="fr1" draw:name="Object3" text:anchor-type="as-char" svg:y="-0.2846in" svg:width="1.0417in" svg:height="0.320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2">. <text:s/></text:span><text:span text:style-name="T10">If <text:s/></text:span><text:span text:style-name="T10"><draw:frame draw:style-name="fr1" draw:name="Object5" text:anchor-type="as-char" svg:y="-0.2846in" svg:width="1.2854in" svg:height="0.320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0">, </text:span><text:span text:style-name="T13">then </text:span><text:span text:style-name="T13"><draw:frame draw:style-name="fr1" draw:name="Object6" text:anchor-type="as-char" svg:y="-0.2846in" svg:width="1.5835in" svg:height="0.331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3">will generate two square roots <text:s/>of a, {</text:span><text:span text:style-name="T7">r, -</text:span><text:span text:style-name="T13">r}. <text:s/></text:span><text:span text:style-name="T12">We will validate th</text:span><text:span text:style-name="T14">e first part:</text:span></text:p>
      <text:p text:style-name="P5"><draw:frame draw:style-name="fr1" draw:name="Object7" text:anchor-type="as-char" svg:y="-0.3992in" svg:width="2.1744in" svg:height="0.740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><text:span text:style-name="T12">W</text:span><text:span text:style-name="T10">e then validate the second part:</text:span></text:p>
      <text:p text:style-name="P7"><text:tab/><text:span text:style-name="T18">&lt;&lt; I will attempt this and send in a later email, I need to get to work &gt;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37:26.570410851</meta:creation-date>
    <dc:date>2018-10-10T15:30:18.046742975</dc:date>
    <meta:editing-duration>PT17M55S</meta:editing-duration>
    <meta:editing-cycles>2</meta:editing-cycles>
    <meta:generator>LibreOffice/6.1.2.1$Linux_X86_64 LibreOffice_project/10$Build-1</meta:generator>
    <meta:document-statistic meta:table-count="0" meta:image-count="0" meta:object-count="7" meta:page-count="1" meta:paragraph-count="6" meta:word-count="99" meta:character-count="467" meta:non-whitespace-character-count="366"/>
  </office:meta>
</office:document-meta>
</file>

<file path=Object 1/content.xml><?xml version="1.0" encoding="utf-8"?>
<math xmlns="http://www.w3.org/1998/Math/MathML" display="block">
  <semantics>
    <mrow>
      <mi>r</mi>
      <mo stretchy="false">≡</mo>
      <msup>
        <mi>a</mi>
        <mfrac>
          <mrow>
            <mi>p</mi>
            <mo stretchy="false">+</mo>
            <mn>1</mn>
          </mrow>
          <mn>4</mn>
        </mfrac>
      </msup>
    </mrow>
    <annotation encoding="StarMath 5.0">r equiv a^{ {p+1} over {4} } 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Let</mi>
            <mrow>
              <mi>a</mi>
              <mo stretchy="false">=</mo>
              <msup>
                <mi>u</mi>
                <mn>2</mn>
              </msup>
            </mrow>
          </mrow>
        </mtd>
      </mtr>
      <mtr>
        <mtd>
          <mrow>
            <mi>r</mi>
            <mo stretchy="false">≡</mo>
            <msup>
              <mi>a</mi>
              <mfrac>
                <mrow>
                  <mi>p</mi>
                  <mo stretchy="false">+</mo>
                  <mn>1</mn>
                </mrow>
                <mn>4</mn>
              </mfrac>
            </msup>
            <mo stretchy="false">=</mo>
            <msup>
              <mrow>
                <mo fence="true" stretchy="false">(</mo>
                <mrow>
                  <msup>
                    <mi>u</mi>
                    <mn>2</mn>
                  </msup>
                </mrow>
                <mo fence="true" stretchy="false">)</mo>
              </mrow>
              <mfrac>
                <mrow>
                  <mi>p</mi>
                  <mo stretchy="false">+</mo>
                  <mn>1</mn>
                </mrow>
                <mn>4</mn>
              </mfrac>
            </msup>
            <mo stretchy="false">=</mo>
            <msup>
              <mi>u</mi>
              <mfrac>
                <mrow>
                  <mi>p</mi>
                  <mo stretchy="false">+</mo>
                  <mn>1</mn>
                </mrow>
                <mn>2</mn>
              </mfrac>
            </msup>
            <mo stretchy="false">=</mo>
            <msup>
              <mrow>
                <mo fence="true" stretchy="false">[</mo>
                <mrow>
                  <mrow>
                    <mrow>
                      <mo fence="true" stretchy="false">(</mo>
                      <mrow>
                        <msup>
                          <mi>u</mi>
                          <mn>2</mn>
                        </msup>
                      </mrow>
                      <mo fence="true" stretchy="false">)</mo>
                    </mrow>
                    <mrow>
                      <mo fence="true" stretchy="false">(</mo>
                      <mrow>
                        <msup>
                          <mi>u</mi>
                          <mrow>
                            <mi>p</mi>
                            <mo stretchy="false">−</mo>
                            <mn>1</mn>
                          </mrow>
                        </msup>
                      </mrow>
                      <mo fence="true" stretchy="false">)</mo>
                    </mrow>
                  </mrow>
                </mrow>
                <mo fence="true" stretchy="false">]</mo>
              </mrow>
              <mfrac>
                <mn>1</mn>
                <mn>2</mn>
              </mfrac>
            </msup>
          </mrow>
        </mtd>
      </mtr>
      <mtr>
        <mtd>
          <mrow>
            <mi mathvariant="italic">Since</mi>
            <mrow>
              <msup>
                <mi>u</mi>
                <mrow>
                  <mi>p</mi>
                  <mo stretchy="false">−</mo>
                  <mn>1</mn>
                </mrow>
              </msup>
              <mo stretchy="false">≡</mo>
              <mn>1</mn>
            </mrow>
            <mi mathvariant="italic">mod</mi>
            <mi>p</mi>
          </mrow>
        </mtd>
      </mtr>
      <mtr>
        <mtd>
          <mrow>
            <mi>r</mi>
            <mo stretchy="false">=</mo>
            <msup>
              <mrow>
                <mo fence="true" stretchy="false">(</mo>
                <mrow>
                  <msup>
                    <mi>u</mi>
                    <mn>2</mn>
                  </msup>
                </mrow>
                <mo fence="true" stretchy="false">)</mo>
              </mrow>
              <mfrac>
                <mn>1</mn>
                <mn>2</mn>
              </mfrac>
            </msup>
          </mrow>
        </mtd>
      </mtr>
      <mtr>
        <mtd>
          <mrow>
            <mi>r</mi>
            <mo stretchy="false">≡</mo>
            <msup>
              <mi>a</mi>
              <mfrac>
                <mn>1</mn>
                <mn>2</mn>
              </mfrac>
            </msup>
          </mrow>
        </mtd>
      </mtr>
    </mtable>
    <annotation encoding="StarMath 5.0">Let a=u^2 newline
r equiv a^{{p+1} over {4} } = ( u^2 )^{ {p+1} over 4 } = u^{ {p+1} over 2 } =[ (u^2)(u^{p-1}) ]^{ 1 over 2 } newline
Since {u^{ p-1 }} equiv 1 mod p newline
r=( u^2 )^{ 1 over 2 } newline
r equiv a^{ 1 over 2 } </annotation>
  </semantics>
</math>
</file>

<file path=Object 3/content.xml><?xml version="1.0" encoding="utf-8"?>
<math xmlns="http://www.w3.org/1998/Math/MathML" display="block">
  <semantics>
    <mrow>
      <mrow>
        <mn>1</mn>
        <mo stretchy="false">≡</mo>
        <msup>
          <mi>a</mi>
          <mfrac>
            <mrow>
              <mi>p</mi>
              <mo stretchy="false">−</mo>
              <mn>1</mn>
            </mrow>
            <mn>4</mn>
          </mfrac>
        </msup>
      </mrow>
      <mi mathvariant="italic">mod</mi>
      <mi>p</mi>
    </mrow>
    <annotation encoding="StarMath 5.0">1 equiv a^{ {p-1} over {4} } mod p</annotation>
  </semantics>
</math>
</file>

<file path=Object 4/content.xml><?xml version="1.0" encoding="utf-8"?>
<math xmlns="http://www.w3.org/1998/Math/MathML" display="block">
  <semantics>
    <mrow>
      <mrow>
        <mi>r</mi>
        <mo stretchy="false">=</mo>
        <msup>
          <mi>a</mi>
          <mfrac>
            <mrow>
              <mi>p</mi>
              <mo stretchy="false">+</mo>
              <mn>3</mn>
            </mrow>
            <mn>8</mn>
          </mfrac>
        </msup>
      </mrow>
      <mi mathvariant="italic">mod</mi>
      <mi>p</mi>
    </mrow>
    <annotation encoding="StarMath 5.0">r=a^{ {p+3} over 8 } mod p</annotation>
  </semantics>
</math>
</file>

<file path=Object 5/content.xml><?xml version="1.0" encoding="utf-8"?>
<math xmlns="http://www.w3.org/1998/Math/MathML" display="block">
  <semantics>
    <mrow>
      <mrow>
        <mrow>
          <mi>p</mi>
          <mo stretchy="false">−</mo>
          <mn>1</mn>
        </mrow>
        <mo stretchy="false">≡</mo>
        <msup>
          <mi>a</mi>
          <mfrac>
            <mrow>
              <mi>p</mi>
              <mo stretchy="false">−</mo>
              <mn>1</mn>
            </mrow>
            <mn>4</mn>
          </mfrac>
        </msup>
      </mrow>
      <mi mathvariant="italic">mod</mi>
      <mi>p</mi>
    </mrow>
    <annotation encoding="StarMath 5.0">p-1 equiv a^{ {p-1} over {4} } mod p</annotation>
  </semantics>
</math>
</file>

<file path=Object 6/content.xml><?xml version="1.0" encoding="utf-8"?>
<math xmlns="http://www.w3.org/1998/Math/MathML" display="block">
  <semantics>
    <mrow>
      <mrow>
        <mi>r</mi>
        <mo stretchy="false">=</mo>
        <mrow>
          <mo fence="true" stretchy="false">(</mo>
          <mrow>
            <mrow>
              <mn>2</mn>
              <mi>a</mi>
            </mrow>
          </mrow>
          <mo fence="true" stretchy="false">)</mo>
        </mrow>
      </mrow>
      <msup>
        <mrow>
          <mo fence="true" stretchy="false">(</mo>
          <mrow>
            <mrow>
              <mn>4</mn>
              <mi>a</mi>
            </mrow>
          </mrow>
          <mo fence="true" stretchy="false">)</mo>
        </mrow>
        <mfrac>
          <mrow>
            <mi>p</mi>
            <mo stretchy="false">−</mo>
            <mn>5</mn>
          </mrow>
          <mn>8</mn>
        </mfrac>
      </msup>
      <mi mathvariant="italic">mod</mi>
      <mi>p</mi>
    </mrow>
    <annotation encoding="StarMath 5.0">r=(2a)(4a)^{ {p-5} over 8 } mod p</annotation>
  </semantics>
</math>
</file>

<file path=Object 7/content.xml><?xml version="1.0" encoding="utf-8"?>
<math xmlns="http://www.w3.org/1998/Math/MathML" display="block">
  <semantics>
    <mtable>
      <mtr>
        <mtd>
          <mrow>
            <mi mathvariant="italic">Let</mi>
            <mrow>
              <mi>a</mi>
              <mo stretchy="false">=</mo>
              <msup>
                <mi>u</mi>
                <mn>2</mn>
              </msup>
            </mrow>
          </mrow>
        </mtd>
      </mtr>
      <mtr>
        <mtd>
          <mrow>
            <mrow>
              <mi>r</mi>
              <mo stretchy="false">=</mo>
              <msup>
                <mrow>
                  <mo fence="true" stretchy="false">(</mo>
                  <mrow>
                    <msup>
                      <mi>u</mi>
                      <mn>2</mn>
                    </msup>
                  </mrow>
                  <mo fence="true" stretchy="false">)</mo>
                </mrow>
                <mfrac>
                  <mrow>
                    <mi>p</mi>
                    <mo stretchy="false">+</mo>
                    <mn>3</mn>
                  </mrow>
                  <mn>8</mn>
                </mfrac>
              </msup>
              <mo stretchy="false">=</mo>
              <msup>
                <mi>u</mi>
                <mfrac>
                  <mrow>
                    <mi>p</mi>
                    <mo stretchy="false">+</mo>
                    <mn>3</mn>
                  </mrow>
                  <mn>4</mn>
                </mfrac>
              </msup>
              <mo stretchy="false">=</mo>
              <mrow>
                <mo fence="true" stretchy="false">(</mo>
                <mrow>
                  <msup>
                    <mi>u</mi>
                    <mfrac>
                      <mrow>
                        <mi>p</mi>
                        <mo stretchy="false">−</mo>
                        <mn>1</mn>
                      </mrow>
                      <mn>4</mn>
                    </mfrac>
                  </msup>
                </mrow>
                <mo fence="true" stretchy="false">)</mo>
              </mrow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=</mo>
              <mi>u</mi>
            </mrow>
          </mrow>
        </mtd>
      </mtr>
    </mtable>
    <annotation encoding="StarMath 5.0">Let a=u^2 newline
r=( u^2 )^{ {p+3} over 8 }=u^{ {p+3} over 4 }=( u^{{p-1} over 4} )(u)=u newline 

</annotation>
  </semantics>
</math>
</file>